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ARBESANGE Benjamin</text:p>
      <text:p text:style-name="Standard">GARCON Benoit</text:p>
      <text:p text:style-name="Standard"/>
      <text:p text:style-name="P1">Linux Embarqué</text:p>
      <text:p text:style-name="P1">TP6</text:p>
      <text:p text:style-name="Standard"/>
      <text:p text:style-name="Standard">Lundi 19 Octobre.</text:p>
      <text:p text:style-name="P2"/>
      <text:p text:style-name="P2">Aujourd'hui, nous avons tenté d'installer MySQl afin de configurer le base de données que nous comptions utiliser pour stocker les valeurs de températures obtenues.</text:p>
      <text:p text:style-name="P2">Cependant, lors de l'installation, un problème de saturation de mémoire est apparu. Voulant fixer ce soucis et pensant qu'il s'agissait de fichiers temporaires trop volumineux, nous avons décidé de reboot. Le reboot n'ayant pas fonctionné, nous avons remarqué que le Raspberry ne démarrais pas et qu'il y avait un problème avec notre carte.</text:p>
      <text:p text:style-name="P2"/>
      <text:p text:style-name="P2">Après vérifications à l'aide du professeur, il s'est avéré que le filesystem de la carte est corrompu. Ce problème ne peut être réglé. La solution est donc d'utiliser une nouvelle carte et de reconfigurer un système.</text:p>
      <text:p text:style-name="P2"/>
      <text:p text:style-name="P2">Parallèlement à cela, nous avons progressé dans le programme principal qui va se charger de lancer les threads coté PC.</text:p>
      <text:p text:style-name="P2">Pour le moment, nous avons le corps des threads de lecture et d'écriture ainsi qu'une fonction pour générer une trame de température de la façon décrite dans le dernier TP.</text:p>
      <text:p text:style-name="P2"/>
      <text:p text:style-name="P2">Le prochain TP se concentrera sur la manière dont l'on passe les trames aux threads. Et nous aborderons aussi le coté embarqué pour créer le programme sur le raspberry.</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1:49:43</meta:creation-date>
    <dc:date>2015-10-19T11:59:27</dc:date>
    <meta:editing-duration>P0D</meta:editing-duration>
    <meta:editing-cycles>1</meta:editing-cycles>
    <meta:document-statistic meta:table-count="0" meta:image-count="0" meta:object-count="0" meta:page-count="1" meta:paragraph-count="11" meta:word-count="202" meta:character-count="1245" meta:non-whitespace-character-count="1054"/>
    <meta:generator>LibreOffice/3.5$Linux_X86_64 LibreOffice_project/350m1$Build-2</meta:generator>
  </office:meta>
</office:document-meta>
</file>